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6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language="ru" fo:country="RU" officeooo:rsid="000d7720" officeooo:paragraph-rsid="000d7720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0d7720"/>
    </style:style>
    <style:style style:name="P11" style:family="paragraph" style:parent-style-name="List_20_Paragraph" style:list-style-name="WWNum5">
      <style:paragraph-properties fo:margin-left="0.4957in" fo:margin-right="0in" fo:margin-top="0.1701in" fo:margin-bottom="0.1701in" style:contextual-spacing="true" fo:text-indent="-0.248in" style:auto-text-indent="false"/>
      <style:text-properties fo:font-size="12pt" style:font-size-asian="12pt" style:font-size-complex="12pt"/>
    </style:style>
    <style:style style:name="P12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3" style:family="paragraph" style:parent-style-name="List_20_Paragraph" style:list-style-name="WWNum1">
      <style:paragraph-properties fo:margin-top="0in" fo:margin-bottom="0in" style:contextual-spacing="false"/>
    </style:style>
    <style:style style:name="P14" style:family="paragraph" style:parent-style-name="List_20_Paragraph" style:list-style-name="WWNum5">
      <style:paragraph-properties fo:margin-top="0.1701in" fo:margin-bottom="0.1701in" style:contextual-spacing="true"/>
      <style:text-properties fo:font-size="12pt" style:font-size-asian="12pt" style:font-size-complex="12pt"/>
    </style:style>
    <style:style style:name="P15" style:family="paragraph" style:parent-style-name="List_20_Paragraph" style:list-style-name="WWNum5">
      <style:paragraph-properties fo:margin-top="0.1701in" fo:margin-bottom="0.1701in" style:contextual-spacing="true"/>
      <style:text-properties fo:font-size="12pt" officeooo:paragraph-rsid="000c5ec9" style:font-size-asian="12pt" style:font-size-complex="12pt"/>
    </style:style>
    <style:style style:name="P16" style:family="paragraph" style:parent-style-name="List_20_Paragraph" style:list-style-name="WWNum5">
      <style:paragraph-properties fo:margin-top="0.1701in" fo:margin-bottom="0.1701in" style:contextual-spacing="tru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5">
      <style:paragraph-properties fo:margin-top="0.1701in" fo:margin-bottom="0.1701in" style:contextual-spacing="true"/>
    </style:style>
    <style:style style:name="P18" style:family="paragraph" style:parent-style-name="List_20_Paragraph" style:list-style-name="WWNum5">
      <style:paragraph-properties fo:margin-top="0.1701in" fo:margin-bottom="0.1701in" style:contextual-spacing="true" fo:orphans="2" fo:widows="2" style:writing-mode="lr-tb"/>
      <style:text-properties fo:font-size="12pt" officeooo:paragraph-rsid="000c5ec9" style:font-size-asian="12pt" style:font-size-complex="12pt"/>
    </style:style>
    <style:style style:name="P19" style:family="paragraph" style:parent-style-name="List_20_Paragraph" style:list-style-name="WWNum5">
      <style:paragraph-properties fo:margin-top="0.1665in" fo:margin-bottom="0.1665in" style:contextual-spacing="true"/>
      <style:text-properties fo:font-size="12pt" officeooo:paragraph-rsid="000c5ec9" style:font-size-asian="12pt" style:font-size-complex="12pt"/>
    </style:style>
    <style:style style:name="P20" style:family="paragraph" style:parent-style-name="List_20_Paragraph" style:list-style-name="WWNum5">
      <style:paragraph-properties fo:margin-top="0.1665in" fo:margin-bottom="0.1665in" style:contextual-spacing="true"/>
      <style:text-properties officeooo:paragraph-rsid="000c5ec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5ec9" style:font-size-asian="12pt" style:font-size-complex="12pt"/>
    </style:style>
    <style:style style:name="T3" style:family="text">
      <style:text-properties fo:font-size="12pt" officeooo:rsid="00040084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officeooo:rsid="000c5ec9" style:font-size-asian="12pt" style:font-size-complex="12pt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font-size="12pt" fo:language="ru" fo:country="RU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color="#000000" style:font-size-complex="12pt"/>
    </style:style>
    <style:style style:name="T11" style:family="text">
      <style:text-properties fo:color="#000000" fo:language="en" fo:country="US" style:font-size-complex="12pt"/>
    </style:style>
    <style:style style:name="T12" style:family="text">
      <style:text-properties fo:color="#000000" fo:language="en" fo:country="US" officeooo:rsid="00044716" style:font-size-complex="12pt"/>
    </style:style>
    <style:style style:name="T13" style:family="text">
      <style:text-properties fo:color="#000000" fo:language="ru" fo:country="RU" style:font-size-complex="12pt"/>
    </style:style>
    <style:style style:name="T14" style:family="text">
      <style:text-properties fo:language="ru" fo:country="RU"/>
    </style:style>
    <style:style style:name="T15" style:family="text">
      <style:text-properties officeooo:rsid="000c5ec9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лан индивидуального развития <text:span text:style-name="T15">старшего </text:span>инженера тестировщика Цыганковой Ольги.</text:p>
      <text:p text:style-name="P6">Основные рабочие активности и практические навыки до 31.12.201<text:span text:style-name="T15">7</text:span>:</text:p>
      <text:list xml:id="list3942829154650771289" text:style-name="WWNum5">
        <text:list-item>
          <text:p text:style-name="P14">Выполнение работ по тестированию, в рамках проектов компании.</text:p>
          <text:list>
            <text:list-item>
              <text:p text:style-name="P14">Подготовка данных для тестирования</text:p>
            </text:list-item>
            <text:list-item>
              <text:p text:style-name="P17"><text:span text:style-name="T1">Ручное тестирование </text:span><text:span text:style-name="T5">web-</text:span><text:span text:style-name="T1">приложений</text:span></text:p>
            </text:list-item>
            <text:list-item>
              <text:p text:style-name="P17"><text:span text:style-name="T1">Ручное тестирование </text:span><text:span text:style-name="T5">desktop-</text:span><text:span text:style-name="T1">приложений</text:span></text:p>
            </text:list-item>
            <text:list-item>
              <text:p text:style-name="P14">Ручное тестирование приложений для мобильных платформ.</text:p>
            </text:list-item>
            <text:list-item>
              <text:p text:style-name="P14">Исследование причин падения тестов.</text:p>
            </text:list-item>
          </text:list>
        </text:list-item>
        <text:list-item>
          <text:p text:style-name="P14">Выполнение работ по тест-дизайн</text:p>
          <text:list>
            <text:list-item>
              <text:p text:style-name="P14">Определение и обоснование требуемых данных для тестирования.</text:p>
            </text:list-item>
            <text:list-item>
              <text:p text:style-name="P14">Определение и разработка тестовых сценариев.</text:p>
            </text:list-item>
            <text:list-item>
              <text:p text:style-name="P14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4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7"><text:span text:style-name="T1">Составление планов тестирования</text:span><text:span text:style-name="T5">.</text:span></text:p>
            </text:list-item>
            <text:list-item>
              <text:p text:style-name="P16">Поддержание тестовых артефактов в актуальном состоянии.</text:p>
            </text:list-item>
          </text:list>
        </text:list-item>
        <text:list-item>
          <text:p text:style-name="P11">Выполнение задач по автоматизированному тестированию</text:p>
          <text:list>
            <text:list-item>
              <text:p text:style-name="P17"><text:span text:style-name="T1">Написание </text:span><text:span text:style-name="T5">UI </text:span><text:span text:style-name="T1">авто-тестов на основе </text:span><text:span text:style-name="T5">Appium framework </text:span><text:span text:style-name="T6">для Тестирования iOS / Android приложений.</text:span></text:p>
            </text:list-item>
            <text:list-item>
              <text:p text:style-name="P14"><text:span text:style-name="T15">Планирование, отбор тестов, з</text:span>апуск, сбор и анализ результатов выполнения авто-тестов. <text:span text:style-name="T15">В соответствии с принятой стратегией тестирования на проекте.</text:span></text:p>
            </text:list-item>
            <text:list-item>
              <text:p text:style-name="P17"><text:span text:style-name="T1">Поддержание </text:span><text:span text:style-name="T8">авто-тестов</text:span><text:span text:style-name="T1"> в актуальном состоянии. </text:span><text:span text:style-name="T2">Управление репозиторием авто-тестов.</text:span></text:p>
            </text:list-item>
          </text:list>
        </text:list-item>
        <text:list-item>
          <text:p text:style-name="P14">Управление процессом тестирования <text:span text:style-name="T15">на проекте (при появлении последнего)</text:span></text:p>
          <text:list>
            <text:list-item>
              <text:p text:style-name="P14">Создание и распределение задач при выполнении работ по контролю качества на проекте.</text:p>
            </text:list-item>
            <text:list-item>
              <text:p text:style-name="P14">Контроль работ, выполняемых командой тестирования.</text:p>
            </text:list-item>
            <text:list-item>
              <text:p text:style-name="P14">Составление отчетов заказчику и МП по результатам тестирования.</text:p>
            </text:list-item>
          </text:list>
        </text:list-item>
        <text:list-item>
          <text:p text:style-name="P11">Предпроектная работа.</text:p>
          <text:list>
            <text:list-item>
              <text:p text:style-name="P18"><text:s/>Изучение документации с требованиями к разрабатываемому программному продукту. Разработка требования к тестированию на основе требований к системе (бизнес-требований, функциональных требований, требований к производительности и др.)</text:p>
            </text:list-item>
            <text:list-item>
              <text:p text:style-name="P19">Тестирование исходной документации (поиск нестыковок, выяснение недостающей информации по продукту). Проведение анализа требований на реализуемость. <text:soft-page-break/>Проведение анализа требований с точки зрения пригодности к тестированию.</text:p>
            </text:list-item>
            <text:list-item>
              <text:p text:style-name="P18">Определение цели тестирования. Определение объекта тестирования. Определение видов тестирования (приемочное, установочное, альфа и бета тестирование). Определение входных данных. Выбор видов тестирования и их применения по отношению к объекту тестирования.</text:p>
            </text:list-item>
          </text:list>
        </text:list-item>
        <text:list-item>
          <text:p text:style-name="P15">Курирование младших специалистов. Оказание помощи и консультаций по рабочим задачам.</text:p>
        </text:list-item>
        <text:list-item>
          <text:p text:style-name="P20"><text:span text:style-name="T1">Проведение обучающих мероприятий. </text:span><text:span text:style-name="T3">Участие в подготовке и проведении занятий по базовой кафедре. Участие в стажировках. Подготовка и проведение лекций. Подготовка и проведение практических занятий.</text:span></text:p>
        </text:list-item>
        <text:list-item>
          <text:p text:style-name="P19">Проведение аттестаций. Контроль задач аттестуемого младшего специалиста на соответствие перспективному уровню.</text:p>
        </text:list-item>
        <text:list-item>
          <text:p text:style-name="P19">Помощь в работе над задачами СМК, стоящими перед подразделением.</text:p>
        </text:list-item>
      </text:list>
      <text:p text:style-name="P2">Теоретические знания, помимо перечисленных в ДИ-1<text:span text:style-name="T15">7</text:span>-20<text:span text:style-name="T15">1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9">ISTQB</text:span> <text:span text:style-name="T9">foundation</text:span> <text:span text:style-name="T9">level</text:span>.</text:p>
          </table:table-cell>
          <table:table-cell table:style-name="Table1.A1" office:value-type="string">
            <text:p text:style-name="P8">30.04.2017</text:p>
          </table:table-cell>
        </table:table-row>
        <table:table-row table:style-name="Table1.1">
          <table:table-cell table:style-name="Table1.A1" office:value-type="string">
            <text:p text:style-name="P5">2.</text:p>
          </table:table-cell>
          <table:table-cell table:style-name="Table1.A1" office:value-type="string">
            <text:p text:style-name="P10"><text:span text:style-name="T10">Знание и умение пользоваться основными и продвинутыми техниками <text:s/>тест-дизайн. Знание стандартов управления тестовой документацией.</text:span></text:p>
          </table:table-cell>
          <table:table-cell table:style-name="Table1.A1" office:value-type="string">
            <text:p text:style-name="P8">31.05.2017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10">Знание <text:span text:style-name="T9">JAVA</text:span> на уровне достаточном для написания авто-тестов на основе существующих <text:span text:style-name="T9">framework</text:span>’ов (<text:span text:style-name="T9">Selenium</text:span>, <text:span text:style-name="T9">Appium</text:span>), написания дополнительных методов в существующей концепции <text:span text:style-name="T9">framework</text:span>’а или написание написание методов или обрабатывающих процедур в <text:span text:style-name="T9">j</text:span>-<text:span text:style-name="T9">meter</text:span>.</text:p>
          </table:table-cell>
          <table:table-cell table:style-name="Table1.A1" office:value-type="string">
            <text:p text:style-name="P8">30.06.2017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3"><text:span text:style-name="T10">Знание основных </text:span><text:span text:style-name="T13">методологий разработки ПО и места тестирования в данном процессе.</text:span></text:p>
          </table:table-cell>
          <table:table-cell table:style-name="Table1.A1" office:value-type="string">
            <text:p text:style-name="P8">31.08.2017</text:p>
          </table:table-cell>
        </table:table-row>
        <table:table-row table:style-name="Table1.1">
          <table:table-cell table:style-name="Table1.A1" office:value-type="string">
            <text:p text:style-name="P3"><text:span text:style-name="T9">5</text:span>. </text:p>
          </table:table-cell>
          <table:table-cell table:style-name="Table1.A1" office:value-type="string">
            <text:p text:style-name="P10">Знание методов анализа и тестирования требований. Знание стандартов в области тестирования. Знание метрик тестирования, метрик покрытия тестами. Знание типов дефектов и систем их классификации. </text:p>
          </table:table-cell>
          <table:table-cell table:style-name="Table1.A1" office:value-type="string">
            <text:p text:style-name="P8">30.09.2017</text:p>
          </table:table-cell>
        </table:table-row>
        <table:table-row table:style-name="Table1.1">
          <table:table-cell table:style-name="Table1.A1" office:value-type="string">
            <text:p text:style-name="P3"><text:span text:style-name="T9">6</text:span>.</text:p>
          </table:table-cell>
          <table:table-cell table:style-name="Table1.A1" office:value-type="string">
            <text:p text:style-name="P10"><text:span text:style-name="T12">Знание стандарта качества ПО ISO-25000: основные критерии / факторы качества. Знание методов оценки качества ПО.</text:span></text:p>
          </table:table-cell>
          <table:table-cell table:style-name="Table1.A1" office:value-type="string">
            <text:p text:style-name="P8">30.11.2017</text:p>
          </table:table-cell>
        </table:table-row>
      </table:table>
      <text:p text:style-name="P1"><text:span text:style-name="T4">Рекомендуемая литература (загружена в </text:span><text:span text:style-name="T7">Wiki</text:span><text:span text:style-name="T4"> проекта управления качеством):</text:span></text:p>
      <text:list xml:id="list595206183358186456" text:style-name="WWNum1">
        <text:list-item>
          <text:p text:style-name="P13"><text:span text:style-name="T1">Стандарты </text:span><text:span text:style-name="T5">ISO-25000, ISO-9241-11, IEEE-829</text:span></text:p>
        </text:list-item>
        <text:list-item>
          <text:p text:style-name="P13"><text:span text:style-name="T1">Стандарт </text:span><text:span text:style-name="T5">RFC 2</text:span><text:span text:style-name="T1">6</text:span><text:span text:style-name="T5">16. HTTP </text:span><text:span text:style-name="T1">протокол.</text:span></text:p>
        </text:list-item>
        <text:list-item>
          <text:p text:style-name="P12">Хенрик Книберг и Маттиас Скарин «Канбан и Скрам выжимаем максимум».</text:p>
        </text:list-item>
        <text:list-item>
          <text:p text:style-name="P13"><text:span text:style-name="T1"><text:s/>Крол</text:span><text:span text:style-name="T5">, </text:span><text:span text:style-name="T1">Ратчел</text:span><text:span text:style-name="T5"> «Rational Unified Process - </text:span><text:span text:style-name="T1">это</text:span><text:span text:style-name="T5"> </text:span><text:span text:style-name="T1">легко</text:span><text:span text:style-name="T5">. </text:span><text:span text:style-name="T1">Руководство по RUP для практиков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9</meta:editing-cycles>
    <meta:creation-date>2016-02-08T13:28:00</meta:creation-date>
    <dc:date>2017-02-17T17:34:01.450325723</dc:date>
    <meta:editing-duration>PT1H51M49S</meta:editing-duration>
    <meta:generator>LibreOffice/4.2.8.2$Linux_X86_64 LibreOffice_project/420m0$Build-2</meta:generator>
    <meta:document-statistic meta:table-count="1" meta:image-count="0" meta:object-count="0" meta:page-count="2" meta:paragraph-count="58" meta:word-count="513" meta:character-count="4082" meta:non-whitespace-character-count="3655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